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8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ffff"/>
      <style:text-properties fo:color="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2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3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ose suite documentation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8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3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9" office:value-type="string" calcext:value-type="string">
            <text:p>RS paper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20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cv maker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scholar grab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9:13:07.99776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17T13:47:18.291669000</dc:date>
    <meta:editing-duration>P69DT16H14M25S</meta:editing-duration>
    <meta:editing-cycles>124</meta:editing-cycles>
    <meta:generator>LibreOffice/4.3.7.2$Linux_X86_64 LibreOffice_project/430$Build-2</meta:generator>
    <meta:document-statistic meta:table-count="2" meta:cell-count="38" meta:object-count="0"/>
  </office:meta>
</office:document-meta>
</file>